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00000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800000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800000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use-window-font-color="true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use-window-font-color="tru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style:use-window-font-color="tru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ff00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23b8dc" fo:font-size="15pt" fo:font-weight="bold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23b8dc" fo:font-size="15pt" style:text-underline-style="none" fo:font-weight="bold" style:font-size-asian="15pt" style:font-weight-asian="bold" style:font-size-complex="15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23b8dc" fo:font-size="12pt" style:text-underline-style="none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25" style:family="paragraph" style:parent-style-name="Standard" style:list-style-name="L5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26" style:family="paragraph" style:parent-style-name="Standard" style:list-style-name="L6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27" style:family="paragraph" style:parent-style-name="Standard" style:list-style-name="L7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28" style:family="paragraph" style:parent-style-name="Standard" style:list-style-name="L8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29" style:family="paragraph" style:parent-style-name="Standard" style:list-style-name="L9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30" style:family="paragraph" style:parent-style-name="Standard" style:list-style-name="L10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 style:list-style-name="L11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32" style:family="paragraph" style:parent-style-name="Standard" style:list-style-name="L12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33" style:family="paragraph" style:parent-style-name="Standard" style:list-style-name="L14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34" style:family="paragraph" style:parent-style-name="Standard" style:list-style-name="L15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35" style:family="paragraph" style:parent-style-name="Standard" style:list-style-name="L16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36" style:family="paragraph" style:parent-style-name="Standard" style:list-style-name="L17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37" style:family="paragraph" style:parent-style-name="Standard" style:list-style-name="L18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38" style:family="paragraph" style:parent-style-name="Standard" style:list-style-name="L19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39" style:family="paragraph" style:parent-style-name="Standard" style:list-style-name="L20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40" style:family="paragraph" style:parent-style-name="Standard" style:list-style-name="L21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41" style:family="paragraph" style:parent-style-name="Standard" style:list-style-name="L22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42" style:family="paragraph" style:parent-style-name="Standard" style:list-style-name="L23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43" style:family="paragraph" style:parent-style-name="Standard" style:list-style-name="L24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44" style:family="paragraph" style:parent-style-name="Standard" style:list-style-name="L29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45" style:family="paragraph" style:parent-style-name="Standard" style:list-style-name="L30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46" style:family="paragraph" style:parent-style-name="Standard" style:list-style-name="L31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47" style:family="paragraph" style:parent-style-name="Standard" style:list-style-name="L33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48" style:family="paragraph" style:parent-style-name="Standard" style:list-style-name="L32">
      <style:paragraph-properties fo:text-align="start" style:justify-single-word="false"/>
      <style:text-properties style:use-window-font-color="true" fo:font-size="12pt" style:text-underline-style="none" fo:font-weight="bold" style:font-size-asian="12pt" style:font-weight-asian="bold" style:font-size-complex="12pt" style:font-weight-complex="bold"/>
    </style:style>
    <style:style style:name="P49" style:family="paragraph" style:parent-style-name="Standard" style:list-style-name="L1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50" style:family="paragraph" style:parent-style-name="Standard" style:list-style-name="L13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51" style:family="paragraph" style:parent-style-name="Standard" style:list-style-name="L25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52" style:family="paragraph" style:parent-style-name="Standard" style:list-style-name="L26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53" style:family="paragraph" style:parent-style-name="Standard" style:list-style-name="L27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54" style:family="paragraph" style:parent-style-name="Standard" style:list-style-name="L30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55" style:family="paragraph" style:parent-style-name="Standard" style:list-style-name="L1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56" style:family="paragraph" style:parent-style-name="Standard" style:list-style-name="L2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57" style:family="paragraph" style:parent-style-name="Standard" style:list-style-name="L4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58" style:family="paragraph" style:parent-style-name="Standard" style:list-style-name="L6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59" style:family="paragraph" style:parent-style-name="Standard" style:list-style-name="L7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60" style:family="paragraph" style:parent-style-name="Standard" style:list-style-name="L10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61" style:family="paragraph" style:parent-style-name="Standard" style:list-style-name="L11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62" style:family="paragraph" style:parent-style-name="Standard" style:list-style-name="L14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63" style:family="paragraph" style:parent-style-name="Standard" style:list-style-name="L18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64" style:family="paragraph" style:parent-style-name="Standard" style:list-style-name="L21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65" style:family="paragraph" style:parent-style-name="Standard" style:list-style-name="L22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66" style:family="paragraph" style:parent-style-name="Standard" style:list-style-name="L28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color="#0000ff" style:text-underline-style="none"/>
    </style:style>
    <style:style style:name="T6" style:family="text">
      <style:text-properties fo:color="#ff0000" style:text-underline-style="none" fo:font-weight="normal" style:font-weight-asian="normal" style:font-weight-complex="normal"/>
    </style:style>
    <style:style style:name="T7" style:family="text">
      <style:text-properties fo:color="#00ae00" style:text-underline-style="none"/>
    </style:style>
    <style:style style:name="T8" style:family="text">
      <style:text-properties style:use-window-font-color="true" fo:font-size="12pt" style:text-underline-style="none" fo:font-weight="bold" style:font-size-asian="12pt" style:font-weight-asian="bold" style:font-size-complex="12pt" style:font-weight-complex="bold"/>
    </style:style>
    <style:style style:name="T9" style:family="text"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T10" style:family="text">
      <style:text-properties style:use-window-font-color="true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use-window-font-color="true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style:font-style-asian="italic" style:font-style-complex="italic"/>
    </style:style>
    <style:style style:name="T15" style:family="text">
      <style:text-properties fo:font-style="normal" style:text-underline-style="none" style:font-style-asian="normal" style:font-style-complex="normal"/>
    </style:style>
    <style:style style:name="T1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gital Education System (DESY)</text:p>
      <text:p text:style-name="P1"/>
      <text:p text:style-name="P3">list of formal specifications</text:p>
      <text:p text:style-name="P4"/>
      <text:p text:style-name="P5"/>
      <text:p text:style-name="P5"/>
      <text:p text:style-name="P5"/>
      <text:p text:style-name="P5"/>
      <text:p text:style-name="P17">Section 1: Database Structure</text:p>
      <text:p text:style-name="P5"/>
      <text:p text:style-name="P11"><text:span text:style-name="T1">Database engine:</text:span> PostgreSql</text:p>
      <text:p text:style-name="P12">Every table has an ID with the following properties: <text:span text:style-name="T4">INTEGER, PK, AUTOMATIC ASSIGNMENT</text:span></text:p>
      <text:p text:style-name="P12"><text:span text:style-name="T2">Every table has automatic timestamps, of SQL-type </text:span><text:span text:style-name="T4">TIMESTAMP</text:span></text:p>
      <text:p text:style-name="P15"/>
      <text:p text:style-name="P15">for each table we might add indexes, depending on the distribution of SQL-queries in the processes</text:p>
      <text:p text:style-name="P6"/>
      <text:p text:style-name="P6"/>
      <text:p text:style-name="P5"><text:span text:style-name="T1">Table </text:span><text:span text:style-name="T5">users (1)</text:span><text:span text:style-name="T3"> (a person who creates lessons and upload media elements, and share them):</text:span></text:p>
      <text:p text:style-name="P7"/>
      <text:list xml:id="list19997647011" text:style-name="L1">
        <text:list-item>
          <text:p text:style-name="P21">email (VARCHAR, UNIQUE, NOT NULL – used to univoquely identify the user)</text:p>
        </text:list-item>
        <text:list-item>
          <text:p text:style-name="P21">name (VARCHAR, NOT NULL)</text:p>
        </text:list-item>
        <text:list-item>
          <text:p text:style-name="P21">surname (VARCHAR, NOT NULL)</text:p>
        </text:list-item>
        <text:list-item>
          <text:p text:style-name="P49"><text:span text:style-name="T3">school (VARCHAR, NOT NULL – the name of the school of the user) </text:span><text:span text:style-name="T6">(this field might be modified depending on specific buyers' requirements)</text:span></text:p>
        </text:list-item>
        <text:list-item>
          <text:p text:style-name="P21">school_level_id (INTEGER, FK, NOT NULL – refers to table school_levels (2): a user refers to only one level of teaching, such as 'primary school', 'secondary school', etc)</text:p>
        </text:list-item>
        <text:list-item>
          <text:p text:style-name="P21">location_id (INTEGER, FK, NOT NULL – refers to table locations (5))</text:p>
        </text:list-item>
        <text:list-item>
          <text:p text:style-name="P21">password_hash (VARCHAR – used for encrypting the password)</text:p>
        </text:list-item>
        <text:list-item>
          <text:p text:style-name="P21">password_salt (VARCHAR – used for encrypting the password)</text:p>
        </text:list-item>
        <text:list-item>
          <text:p text:style-name="P55">more fields for authentication, depending on requirements (field for password expiring, session expiring, confirmation of registration, etc)</text:p>
        </text:list-item>
      </text:list>
      <text:p text:style-name="P7"/>
      <text:p text:style-name="P5"><text:span text:style-name="T3">Model </text:span><text:span text:style-name="T7">User</text:span><text:span text:style-name="T3"> (associated to table users):</text:span></text:p>
      <text:p text:style-name="P7"/>
      <text:list xml:id="list1803498042" text:style-name="L2">
        <text:list-item>
          <text:p text:style-name="P22">validation of presence of every field</text:p>
        </text:list-item>
        <text:list-item>
          <text:p text:style-name="P22">validation of uniqueness of email</text:p>
        </text:list-item>
        <text:list-item>
          <text:p text:style-name="P22">validation of numericality of shool_level_id, int &gt; 0, and validation of presence of associated element</text:p>
        </text:list-item>
        <text:list-item>
          <text:p text:style-name="P22">attributes and methods for authentication with encrypted password</text:p>
        </text:list-item>
        <text:list-item>
          <text:p text:style-name="P22">method to save the user which contains a SQL-transaction and saves lines of table users_subjects (4)</text:p>
        </text:list-item>
        <text:list-item>
          <text:p text:style-name="P56">validation of length of string fields</text:p>
        </text:list-item>
      </text:list>
      <text:p text:style-name="P16"/>
      <text:p text:style-name="P16"/>
      <text:p text:style-name="P5"><text:span text:style-name="T3">Table </text:span><text:span text:style-name="T5">school_levels (2)</text:span><text:span text:style-name="T3"> (levels of teaching, such as 'primary school', 'secondary school', etc):</text:span></text:p>
      <text:p text:style-name="P7"/>
      <text:list xml:id="list1991500728" text:style-name="L3">
        <text:list-item>
          <text:p text:style-name="P23">description (VARCHAR, NOT NULL)</text:p>
        </text:list-item>
      </text:list>
      <text:p text:style-name="P7"/>
      <text:p text:style-name="P5"><text:span text:style-name="T3">Model </text:span><text:span text:style-name="T7">SchoolLevel</text:span><text:span text:style-name="T3"> (associated to table school_levels):</text:span></text:p>
      <text:p text:style-name="P7"><text:soft-page-break/></text:p>
      <text:list xml:id="list271790440" text:style-name="L4">
        <text:list-item>
          <text:p text:style-name="P24">validation of presence of every field</text:p>
        </text:list-item>
        <text:list-item>
          <text:p text:style-name="P57">validation of length of description</text:p>
        </text:list-item>
      </text:list>
      <text:p text:style-name="P16"/>
      <text:p text:style-name="P5"><text:span text:style-name="T3">Table </text:span><text:span text:style-name="T5">subjects (3)</text:span><text:span text:style-name="T3"> (subjects associated to users or to lessons):</text:span></text:p>
      <text:p text:style-name="P7"/>
      <text:list xml:id="list188945950" text:style-name="L5">
        <text:list-item>
          <text:p text:style-name="P25">description (VARCHAR, NOT NULL)</text:p>
        </text:list-item>
      </text:list>
      <text:p text:style-name="P7"/>
      <text:p text:style-name="P5"><text:span text:style-name="T3">Model </text:span><text:span text:style-name="T7">Subject</text:span><text:span text:style-name="T3"> (associated to table subjects):</text:span></text:p>
      <text:p text:style-name="P7"/>
      <text:list xml:id="list659875843" text:style-name="L6">
        <text:list-item>
          <text:p text:style-name="P26">validation of presence of every field</text:p>
        </text:list-item>
        <text:list-item>
          <text:p text:style-name="P58">validation of length of description</text:p>
        </text:list-item>
      </text:list>
      <text:p text:style-name="P16"/>
      <text:p text:style-name="P16"/>
      <text:p text:style-name="P5"><text:span text:style-name="T3">Table </text:span><text:span text:style-name="T5">users_subjects (4)</text:span><text:span text:style-name="T3"> (table for relation many to many between users and subjects: a user can have more than one subject):</text:span></text:p>
      <text:p text:style-name="P7"/>
      <text:list xml:id="list1694196705" text:style-name="L7">
        <text:list-item>
          <text:p text:style-name="P27">user_id (INTEGER, FK, NOT NULL)</text:p>
        </text:list-item>
        <text:list-item>
          <text:p text:style-name="P27">subject_id (INTEGER, FK, NOT NULL)</text:p>
        </text:list-item>
        <text:list-item>
          <text:p text:style-name="P59">more useful fields, like first_subject?</text:p>
        </text:list-item>
      </text:list>
      <text:p text:style-name="P7"/>
      <text:p text:style-name="P5"><text:span text:style-name="T3">Model </text:span><text:span text:style-name="T7">UsersSubject </text:span><text:span text:style-name="T3">(associated to table users_subjects):</text:span></text:p>
      <text:p text:style-name="P7"/>
      <text:list xml:id="list1518869587" text:style-name="L8">
        <text:list-item>
          <text:p text:style-name="P28">validation of presence and numericality (int &gt; 0) of both foreign keys + validation of presence of both associated elements)</text:p>
        </text:list-item>
        <text:list-item>
          <text:p text:style-name="P28">it's not possible to destroy a line of this table if it's the last one associated to an user: an user can't exist without any associated subject</text:p>
        </text:list-item>
      </text:list>
      <text:p text:style-name="P7"/>
      <text:p text:style-name="P7"/>
      <text:p text:style-name="P5"><text:span text:style-name="T3">Table </text:span><text:span text:style-name="T5">locations (5)</text:span><text:span text:style-name="T3"> (table representing city or region of the user – </text:span><text:span text:style-name="T6">it might be necessary to add more tables for example for 'region', or 'province', depending on the buyer's need</text:span><text:span text:style-name="T3">)</text:span></text:p>
      <text:p text:style-name="P7"/>
      <text:list xml:id="list1994448216" text:style-name="L9">
        <text:list-item>
          <text:p text:style-name="P29">description (VARCHAR, NOT NULL)</text:p>
        </text:list-item>
      </text:list>
      <text:p text:style-name="P7"/>
      <text:p text:style-name="P5"><text:span text:style-name="T3">Model </text:span><text:span text:style-name="T7">Location</text:span><text:span text:style-name="T3"> (associated to table locations):</text:span></text:p>
      <text:p text:style-name="P7"/>
      <text:list xml:id="list1165618782" text:continue-list="list659875843" text:style-name="L6">
        <text:list-item>
          <text:p text:style-name="P26">validation of presence of every field</text:p>
        </text:list-item>
        <text:list-item>
          <text:p text:style-name="P58">validation of length of description</text:p>
        </text:list-item>
      </text:list>
      <text:p text:style-name="P16"/>
      <text:p text:style-name="P16"/>
      <text:p text:style-name="P5"><text:span text:style-name="T3">Table </text:span><text:span text:style-name="T5">media_elements (6)</text:span><text:span text:style-name="T3"> (it represents a video, image or audio, to be used in a slide of a lesson)</text:span></text:p>
      <text:p text:style-name="P7"/>
      <text:list xml:id="list412999645" text:style-name="L10">
        <text:list-item>
          <text:p text:style-name="P30">user_id (INTEGER, FK, NOT NULL, it represents the user who loaded or created this element)</text:p>
        </text:list-item>
        <text:list-item>
          <text:p text:style-name="P30">title (VARCHAR, NOT NULL)</text:p>
        </text:list-item>
        <text:list-item>
          <text:p text:style-name="P30">description (TEXT, NOT NULL)</text:p>
        </text:list-item>
        <text:list-item>
          <text:p text:style-name="P30">duration (INTEGER – it is used only for audio and videos, can be null for images)</text:p>
        </text:list-item>
        <text:list-item>
          <text:p text:style-name="P30">sti_type (VARCHAR, NOT NULL – single table inheritance field: it is the name of the submodel associated in Rails)</text:p>
        </text:list-item>
        <text:list-item>
          <text:p text:style-name="P30">public (BOOLEAN, NOT NULL, DEFAULT FALSE – if public the element can be seen and used by anyone)</text:p>
        </text:list-item>
        <text:list-item>
          <text:p text:style-name="P60"><text:soft-page-break/>height and width for image?</text:p>
        </text:list-item>
      </text:list>
      <text:p text:style-name="P7"/>
      <text:p text:style-name="P7">This table has a cascade destruction process for the associated table media_elements_slides (8)</text:p>
      <text:p text:style-name="P7"/>
      <text:p text:style-name="P5"><text:span text:style-name="T3">Model </text:span><text:span text:style-name="T7">MediaElement</text:span><text:span text:style-name="T3"> (associated to table media_elements):</text:span></text:p>
      <text:p text:style-name="P7"/>
      <text:list xml:id="list552990269" text:style-name="L11">
        <text:list-item>
          <text:p text:style-name="P31">validation of presence of every field except duration</text:p>
        </text:list-item>
        <text:list-item>
          <text:p text:style-name="P31">validation of inclusion of public in [true, false] (it must be false if new_record?), and of sti_type in ['Video', 'Image', 'Audio']</text:p>
        </text:list-item>
        <text:list-item>
          <text:p text:style-name="P31">validation of numericality int &gt; 0 and presence of associated element for user_id</text:p>
        </text:list-item>
        <text:list-item>
          <text:p text:style-name="P31">validation of numericality if not null of duration</text:p>
        </text:list-item>
        <text:list-item>
          <text:p text:style-name="P31">validation that duration can't be null for video and audio, and must be null for image</text:p>
        </text:list-item>
        <text:list-item>
          <text:p text:style-name="P61">validation of length for string – text fields</text:p>
        </text:list-item>
      </text:list>
      <text:p text:style-name="P16"/>
      <text:p text:style-name="P7">This model has implemented a cascade destruction process for the tables reports(11) and bookmarks (12), but at level of ruby code, not in the database</text:p>
      <text:p text:style-name="P7"/>
      <text:p text:style-name="P7">This model has a control that forbids destruction if public; once it is public, another validation, it can't be set to private again nor modified in any way.</text:p>
      <text:p text:style-name="P16"/>
      <text:p text:style-name="P5"><text:span text:style-name="T3">Models </text:span><text:span text:style-name="T7">Audio</text:span><text:span text:style-name="T3">, </text:span><text:span text:style-name="T7">Video</text:span><text:span text:style-name="T3">, </text:span><text:span text:style-name="T7">Image</text:span><text:span text:style-name="T3"> – inherit from class MediaElement</text:span></text:p>
      <text:p text:style-name="P7"/>
      <text:p text:style-name="P7"/>
      <text:p text:style-name="P5"><text:span text:style-name="T3">Table </text:span><text:span text:style-name="T5">slides (7)</text:span><text:span text:style-name="T3"> (represents a slide composing the lesson)</text:span></text:p>
      <text:p text:style-name="P7"/>
      <text:list xml:id="list359980681" text:style-name="L12">
        <text:list-item>
          <text:p text:style-name="P32">lesson_id (INTEGER, FK, NOT NULL – refers to table lessons (9))</text:p>
        </text:list-item>
        <text:list-item>
          <text:p text:style-name="P32">title (TEXT – may be null)</text:p>
        </text:list-item>
        <text:list-item>
          <text:p text:style-name="P32">text1 (TEXT – may be null)</text:p>
        </text:list-item>
        <text:list-item>
          <text:p text:style-name="P32">text2 (TEXT – may be null)</text:p>
        </text:list-item>
        <text:list-item>
          <text:p text:style-name="P32">position (INTEGER, NOT NULL – represents the position of the slide inside the lesson)</text:p>
        </text:list-item>
        <text:list-item>
          <text:p text:style-name="P32">type (ENUM ['cover', 'text1', 'text2', 'image1', 'image2', 'image3', 'audio1', 'audio2', 'video1', 'video2'] – represents the type of the slide)</text:p>
        </text:list-item>
      </text:list>
      <text:p text:style-name="P7"/>
      <text:p text:style-name="P9">slide types:</text:p>
      <text:list xml:id="list1586517013" text:style-name="L13">
        <text:list-item>
          <text:p text:style-name="P50"><text:span text:style-name="T2">cover</text:span><text:span text:style-name="T3">: it is the cover of the lesson – can't be deleted, title and description are inherited from the lesson, it is possible to load an image on it)</text:span></text:p>
        </text:list-item>
        <text:list-item>
          <text:p text:style-name="P50"><text:span text:style-name="T2">text1</text:span><text:span text:style-name="T3">: title + one big text area with TinyMCE – it is possible to edit mathematical formulas inside (this is possible in any other slide using TinyMCE). All the remaining slide types contain a title as well, I don't specify it again</text:span></text:p>
        </text:list-item>
        <text:list-item>
          <text:p text:style-name="P50"><text:span text:style-name="T2">text2</text:span><text:span text:style-name="T3">: two smaller text areas</text:span></text:p>
        </text:list-item>
        <text:list-item>
          <text:p text:style-name="P50"><text:span text:style-name="T2">image1</text:span><text:span text:style-name="T3">: a small text area and a small picture</text:span></text:p>
        </text:list-item>
        <text:list-item>
          <text:p text:style-name="P50"><text:span text:style-name="T2">image2</text:span><text:span text:style-name="T3">: two small pictures</text:span></text:p>
        </text:list-item>
        <text:list-item>
          <text:p text:style-name="P50"><text:span text:style-name="T2">image3</text:span><text:span text:style-name="T3">: a big picture</text:span></text:p>
        </text:list-item>
        <text:list-item>
          <text:p text:style-name="P50"><text:span text:style-name="T2">audio1</text:span><text:span text:style-name="T3">: small text area and a small audio player</text:span></text:p>
        </text:list-item>
        <text:list-item>
          <text:p text:style-name="P50"><text:span text:style-name="T2">audio2</text:span><text:span text:style-name="T3">: big audio player</text:span></text:p>
        </text:list-item>
        <text:list-item>
          <text:p text:style-name="P50"><text:span text:style-name="T2">video1</text:span><text:span text:style-name="T3">: small text area and a small video player</text:span></text:p>
        </text:list-item>
        <text:list-item>
          <text:p text:style-name="P50"><text:span text:style-name="T2">video2</text:span><text:span text:style-name="T3">: big video player</text:span></text:p>
        </text:list-item>
      </text:list>
      <text:p text:style-name="P7"/>
      <text:p text:style-name="P7">This table has implemented cascade automatic destruction for table media_elements_slides (8)</text:p>
      <text:p text:style-name="P7"/>
      <text:p text:style-name="P5"><text:soft-page-break/><text:span text:style-name="T3">Model </text:span><text:span text:style-name="T7">Slide</text:span><text:span text:style-name="T3"> (associated to the table slides):</text:span></text:p>
      <text:p text:style-name="P7"/>
      <text:list xml:id="list1936612574" text:style-name="L14">
        <text:list-item>
          <text:p text:style-name="P33">validation of presence of every field except title, text1 and text2</text:p>
        </text:list-item>
        <text:list-item>
          <text:p text:style-name="P33">validation that text2 must be null if the type is not text2</text:p>
        </text:list-item>
        <text:list-item>
          <text:p text:style-name="P33">validation of inclusion of type in ['cover', 'text1', 'text2', 'image1', 'image2', 'image3', 'audio1', 'audio2', 'video1', 'video2']</text:p>
        </text:list-item>
        <text:list-item>
          <text:p text:style-name="P62">validation of length of title</text:p>
        </text:list-item>
        <text:list-item>
          <text:p text:style-name="P33">validation of numericality of position and lesson_id, int &gt; 0</text:p>
        </text:list-item>
        <text:list-item>
          <text:p text:style-name="P33">validation of presence of associated lesson</text:p>
        </text:list-item>
        <text:list-item>
          <text:p text:style-name="P33">automatic system to recalculate positions after deletion, sort and similar slide operations</text:p>
        </text:list-item>
        <text:list-item>
          <text:p text:style-name="P33">it is not possible to delete the cover of a lesson, nor create a double of it, nor change its position from the standard value '1'</text:p>
        </text:list-item>
        <text:list-item>
          <text:p text:style-name="P33">validation of uniqueness with scope on the couple [lesson_id, position]</text:p>
        </text:list-item>
      </text:list>
      <text:p text:style-name="P7"/>
      <text:p text:style-name="P7"/>
      <text:p text:style-name="P5"><text:span text:style-name="T3">Table </text:span><text:span text:style-name="T5">media_elements_slides (8)</text:span><text:span text:style-name="T3"> (a copy of a media_element inside a slide)</text:span></text:p>
      <text:p text:style-name="P7"/>
      <text:list xml:id="list1380139318" text:style-name="L15">
        <text:list-item>
          <text:p text:style-name="P34">media_element_id (INTEGER, FK, NOT NULL – refers to table media_elements (6))</text:p>
        </text:list-item>
        <text:list-item>
          <text:p text:style-name="P34">slide_id (INTEGER, FK, NOT NULL – refers to table slides (7))</text:p>
        </text:list-item>
        <text:list-item>
          <text:p text:style-name="P34">position (INTEGER, NOT NULL – it represents the position inside the slide)</text:p>
        </text:list-item>
      </text:list>
      <text:p text:style-name="P7"/>
      <text:p text:style-name="P5"><text:span text:style-name="T3">Model </text:span><text:span text:style-name="T7">MediaElementsSlide </text:span><text:span text:style-name="T3">(associated to table media_elements_slides):</text:span></text:p>
      <text:p text:style-name="P7"/>
      <text:list xml:id="list248447228" text:style-name="L16">
        <text:list-item>
          <text:p text:style-name="P35">validation of presence of every field</text:p>
        </text:list-item>
        <text:list-item>
          <text:p text:style-name="P35">validation of numericality int &gt; 0, and presence of associated fields, for media_element_id and slide_id</text:p>
        </text:list-item>
        <text:list-item>
          <text:p text:style-name="P35">validation of the type of the element depending on the type of slide</text:p>
        </text:list-item>
        <text:list-item>
          <text:p text:style-name="P35">validation of inclusion of position in [1, 2], and it can't be 2 if the slide type does not allow two elements</text:p>
        </text:list-item>
        <text:list-item>
          <text:p text:style-name="P35">validation of uniqueness of the triple [position, media_element_id, slide_id]</text:p>
        </text:list-item>
        <text:list-item>
          <text:p text:style-name="P35">validation that the media_element must be loaded by me or public</text:p>
        </text:list-item>
      </text:list>
      <text:p text:style-name="P7"/>
      <text:p text:style-name="P7"/>
      <text:p text:style-name="P5"><text:span text:style-name="T3">Table </text:span><text:span text:style-name="T5">lessons (9)</text:span><text:span text:style-name="T3"> (a lesson composed by a set of ordered slides):</text:span></text:p>
      <text:p text:style-name="P7"/>
      <text:list xml:id="list1819801582" text:style-name="L17">
        <text:list-item>
          <text:p text:style-name="P36">user_id (INTEGER, FK, NOT NULL – refers to table users (1))</text:p>
        </text:list-item>
        <text:list-item>
          <text:p text:style-name="P36">subject_id (INTEGER, FK, NOT NULL – refers to table subjects (3))</text:p>
        </text:list-item>
        <text:list-item>
          <text:p text:style-name="P36">school_level_id (INTEGER, FK, NOT NULL – refers to table school_levels (2))</text:p>
        </text:list-item>
        <text:list-item>
          <text:p text:style-name="P36">title (VARCHAR, NOT NULL)</text:p>
        </text:list-item>
        <text:list-item>
          <text:p text:style-name="P36">description (TEXT, NOT NULL)</text:p>
        </text:list-item>
        <text:list-item>
          <text:p text:style-name="P36">public (BOOLEAN, NOT NULL, DEFAULT FALSE – if set to true anyone can see, link and copy the lesson)</text:p>
        </text:list-item>
        <text:list-item>
          <text:p text:style-name="P36">parent_id (INTEGER, FK – can be null, refers to table lessons (9) – this foreign key points to the lesson from which the current lesson has been copied)</text:p>
        </text:list-item>
        <text:list-item>
          <text:p text:style-name="P36">copied_not_modified (BOOLEAN, NOT NULL – set to true if the lesson has just been copied but still not modified)</text:p>
        </text:list-item>
      </text:list>
      <text:p text:style-name="P7"/>
      <text:p text:style-name="P7">This table has implemented automatic cascade destruction for the tables slides (7), virtual_classroom_lessons (13) and likes (10)</text:p>
      <text:p text:style-name="P7"/>
      <text:p text:style-name="P5"><text:soft-page-break/><text:span text:style-name="T3">Model </text:span><text:span text:style-name="T7">Lesson</text:span><text:span text:style-name="T3"> (associated to table lessons):</text:span></text:p>
      <text:p text:style-name="P7"/>
      <text:list xml:id="list1604183810" text:style-name="L18">
        <text:list-item>
          <text:p text:style-name="P37">validation of presence of each field except for parent_id</text:p>
        </text:list-item>
        <text:list-item>
          <text:p text:style-name="P37">validation of numericality int &gt; 0 and presence of associated element for user_id, subject_id, school_level_id, and parent_id if not nil</text:p>
        </text:list-item>
        <text:list-item>
          <text:p text:style-name="P37">validation of inclusion of public and copied_not_modified in [true, false], public must be false if new_record?</text:p>
        </text:list-item>
        <text:list-item>
          <text:p text:style-name="P63">validation of length of description and text fields</text:p>
        </text:list-item>
        <text:list-item>
          <text:p text:style-name="P37">automatic creation of standard coverslide before save if new record</text:p>
        </text:list-item>
        <text:list-item>
          <text:p text:style-name="P37">validates that copied_and_modified and public can't be both true</text:p>
        </text:list-item>
      </text:list>
      <text:p text:style-name="P7"/>
      <text:p text:style-name="P7">This model has implemented a cascade destruction process for the tables reports (11) and bookmarks (12), but at level of ruby code, not in the database.</text:p>
      <text:p text:style-name="P7"/>
      <text:p text:style-name="P7"/>
      <text:p text:style-name="P5"><text:span text:style-name="T3">Table </text:span><text:span text:style-name="T5">likes (10)</text:span><text:span text:style-name="T3"> (normal like action for media elements and lessons):</text:span></text:p>
      <text:p text:style-name="P7"/>
      <text:list xml:id="list675774838" text:style-name="L19">
        <text:list-item>
          <text:p text:style-name="P38">user_id (INTEGER, FK, NOT NULL – user who likes)</text:p>
        </text:list-item>
        <text:list-item>
          <text:p text:style-name="P38">lesson_id (INTEGER, FK, NOT NULL – references to table lesson (9))</text:p>
        </text:list-item>
      </text:list>
      <text:p text:style-name="P7"/>
      <text:p text:style-name="P5"><text:span text:style-name="T3">Model </text:span><text:span text:style-name="T7">Like</text:span><text:span text:style-name="T3"> (associated to table likes):</text:span></text:p>
      <text:p text:style-name="P7"/>
      <text:list xml:id="list1224175848" text:style-name="L20">
        <text:list-item>
          <text:p text:style-name="P39">validation of presence of each field</text:p>
        </text:list-item>
        <text:list-item>
          <text:p text:style-name="P39">validation of numericality int &gt; 0 and presence of associated element for user_id and lesson_id</text:p>
        </text:list-item>
        <text:list-item>
          <text:p text:style-name="P39">validation of uniqueness with scope for the couple [user_id, lesson_id]</text:p>
        </text:list-item>
        <text:list-item>
          <text:p text:style-name="P39">validation that an user can like only an element or lesson that does not belong to him and is public</text:p>
        </text:list-item>
      </text:list>
      <text:p text:style-name="P7"/>
      <text:p text:style-name="P7">This model has implemented manual polymorphic associations (with cascade destructions) with the tables media_elements (6) and lessons (9)</text:p>
      <text:p text:style-name="P7"/>
      <text:p text:style-name="P7"/>
      <text:p text:style-name="P5"><text:span text:style-name="T3">Table </text:span><text:span text:style-name="T5">reports (11)</text:span><text:span text:style-name="T3"> (report of abuse of lessons or media elements):</text:span></text:p>
      <text:p text:style-name="P7"/>
      <text:list xml:id="list54569075" text:continue-list="list675774838" text:style-name="L19">
        <text:list-item>
          <text:p text:style-name="P38">user_id (INTEGER, FK, NOT NULL – user who likes)</text:p>
        </text:list-item>
        <text:list-item>
          <text:p text:style-name="P38">reportable_id (INTEGER, NOT NULL – reported object's id)</text:p>
        </text:list-item>
        <text:list-item>
          <text:p text:style-name="P38">reportable_type (ENUM ['MediaElement', 'Lesson'] – not null, unique index together with reportable_id and user_id)</text:p>
        </text:list-item>
        <text:list-item>
          <text:p text:style-name="P38">comment (TEXT, NOT NULL)</text:p>
        </text:list-item>
      </text:list>
      <text:p text:style-name="P7"/>
      <text:p text:style-name="P5"><text:span text:style-name="T3">Model </text:span><text:span text:style-name="T7">Report</text:span><text:span text:style-name="T3"> (associated to table reports):</text:span></text:p>
      <text:p text:style-name="P7"/>
      <text:list xml:id="list2145701948" text:style-name="L21">
        <text:list-item>
          <text:p text:style-name="P40">validation of presence of each field</text:p>
        </text:list-item>
        <text:list-item>
          <text:p text:style-name="P40">validation of numericality int &gt; 0 and presence of associated element for user_id and reportable_id</text:p>
        </text:list-item>
        <text:list-item>
          <text:p text:style-name="P40">validation of uniqueness with scope for the triple [user_id, reportable_id, reportable_type]</text:p>
        </text:list-item>
        <text:list-item>
          <text:p text:style-name="P40">validation of inclusion reportable_type in ['MediaElement', 'Lesson']</text:p>
        </text:list-item>
        <text:list-item>
          <text:p text:style-name="P64">validation of length of comment</text:p>
          <text:p text:style-name="P40"/>
        </text:list-item>
      </text:list>
      <text:p text:style-name="P7">This model has implemented manual polymorphic associations (with cascade destructions) with the <text:soft-page-break/>tables media_elements (6) and lessons (9)</text:p>
      <text:p text:style-name="P7"/>
      <text:p text:style-name="P7"/>
      <text:p text:style-name="P5"><text:span text:style-name="T3">Table </text:span><text:span text:style-name="T5">bookmarks (12)</text:span><text:span text:style-name="T3"> (bookmark to see a lesson or a media element inside my own section):</text:span></text:p>
      <text:p text:style-name="P7"/>
      <text:list xml:id="list102886452" text:continue-list="list54569075" text:style-name="L19">
        <text:list-item>
          <text:p text:style-name="P38">user_id (INTEGER, FK, NOT NULL – user who likes)</text:p>
        </text:list-item>
        <text:list-item>
          <text:p text:style-name="P38">bookmarkable_id (INTEGER, NOT NULL – bookmarked object's id)</text:p>
        </text:list-item>
        <text:list-item>
          <text:p text:style-name="P38">bookmarkable_type (ENUM ['MediaElement', 'Lesson'] – not null, unique index together with bookmarkable_id and user_id)</text:p>
        </text:list-item>
      </text:list>
      <text:p text:style-name="P7"/>
      <text:p text:style-name="P5"><text:span text:style-name="T3">Model </text:span><text:span text:style-name="T7">Bookmark</text:span><text:span text:style-name="T3"> (associated to table bookmarks):</text:span></text:p>
      <text:p text:style-name="P7"/>
      <text:list xml:id="list309904913" text:style-name="L22">
        <text:list-item>
          <text:p text:style-name="P41">validation of presence of each field</text:p>
        </text:list-item>
        <text:list-item>
          <text:p text:style-name="P41">validation of numericality int &gt; 0 and presence of associated element for user_id and bookmarkable_id</text:p>
        </text:list-item>
        <text:list-item>
          <text:p text:style-name="P41">validation of uniqueness with scope for the triple [user_id, bookmarkable_id, bookmarkable_type]</text:p>
        </text:list-item>
        <text:list-item>
          <text:p text:style-name="P41">validation of inclusion bookmarkable_type in ['MediaElement', 'Lesson']</text:p>
        </text:list-item>
        <text:list-item>
          <text:p text:style-name="P65">validation of length of comment</text:p>
        </text:list-item>
        <text:list-item>
          <text:p text:style-name="P41">validation that an user can bookmark only an element or lesson that does not belong to him and is public</text:p>
          <text:p text:style-name="P41"/>
        </text:list-item>
      </text:list>
      <text:p text:style-name="P7">This model has implemented manual polymorphic associations (with cascade destructions) with the tables media_elements (6) and lessons (9)</text:p>
      <text:p text:style-name="P7"/>
      <text:p text:style-name="P5"><text:span text:style-name="T3">This model must implement also a cascade destruction for the table virtual_classroom_lessons (13), </text:span><text:span text:style-name="T3">inside the ruby code.</text:span></text:p>
      <text:p text:style-name="P7"/>
      <text:p text:style-name="P7">The bookmark is used only for elements and lessons that are public and not mine.</text:p>
      <text:p text:style-name="P7"/>
      <text:p text:style-name="P5"><text:span text:style-name="T3">Table </text:span><text:span text:style-name="T5">virtual_classroom_lessons (13)</text:span><text:span text:style-name="T3"> (if a lesson has a corresponding line in this table for an user, it is available in his classroom to be played for students)</text:span></text:p>
      <text:p text:style-name="P7"/>
      <text:list xml:id="list683230820" text:style-name="L23">
        <text:list-item>
          <text:p text:style-name="P42">lesson_id (INTEGER, FK, NOT NULL – refers to table lessons (9))</text:p>
        </text:list-item>
        <text:list-item>
          <text:p text:style-name="P42">user_id (INTEGER, FK, NOT NULL – refers to table users (1))</text:p>
        </text:list-item>
        <text:list-item>
          <text:p text:style-name="P42">position (INTEGER – can be null, if not null represents the position of the lesson in the playlist, if null it means that the lesson is not in the playlist)</text:p>
        </text:list-item>
      </text:list>
      <text:p text:style-name="P7"/>
      <text:p text:style-name="P5"><text:span text:style-name="T3">Model </text:span><text:span text:style-name="T7">VirtualClassroomLesson</text:span><text:span text:style-name="T3"> (associated to table virtual_classroom_lessons):</text:span></text:p>
      <text:p text:style-name="P7"/>
      <text:list xml:id="list502206328" text:style-name="L24">
        <text:list-item>
          <text:p text:style-name="P43">validation of presence of every field, except for position</text:p>
        </text:list-item>
        <text:list-item>
          <text:p text:style-name="P43">validation of numericality int &gt; 0 and presence of associated element for lesson_id and user_id</text:p>
        </text:list-item>
        <text:list-item>
          <text:p text:style-name="P43">validation, if not null, of numericality of position, int &gt; 0</text:p>
        </text:list-item>
        <text:list-item>
          <text:p text:style-name="P43">automatic system of updating the positions</text:p>
        </text:list-item>
        <text:list-item>
          <text:p text:style-name="P43">validation of uniqueness with scope on the couple [user_id, lesson_id] and on the triple [user_id, lesson_id, position] if position not null</text:p>
        </text:list-item>
        <text:list-item>
          <text:p text:style-name="P43">validation that must exist bookmark before, or the lesson is mine (for media elements it is different, I can also use an element without having it in my bookmarks or my elements)</text:p>
        </text:list-item>
      </text:list>
      <text:p text:style-name="P7"/>
      <text:p text:style-name="P7"/>
      <text:p text:style-name="P7"><text:soft-page-break/></text:p>
      <text:p text:style-name="P7"/>
      <text:p text:style-name="P18">Section 2: Logical Processes</text:p>
      <text:p text:style-name="P6"/>
      <text:p text:style-name="P7"/>
      <text:p text:style-name="P10">Organization of media elements and lessons:</text:p>
      <text:p text:style-name="P7"/>
      <text:p text:style-name="P5"><text:span text:style-name="T3">Lessons and media elements (as a general word: </text:span><text:span text:style-name="T2">items</text:span><text:span text:style-name="T3">) are handled either by </text:span><text:span text:style-name="T2">bookmarks</text:span><text:span text:style-name="T3">, or </text:span><text:span text:style-name="T2">directly</text:span><text:span text:style-name="T3">: </text:span></text:p>
      <text:list xml:id="list1017305365" text:style-name="L25">
        <text:list-item>
          <text:p text:style-name="P51"><text:span text:style-name="T3">if an item is handled</text:span><text:span text:style-name="T2"> </text:span><text:span text:style-name="T14">by a bookmark</text:span><text:span text:style-name="T3">, it means that the user has no right to touch it (deletion, modifications)</text:span></text:p>
        </text:list-item>
        <text:list-item>
          <text:p text:style-name="P51"><text:span text:style-name="T3">if an item is handled </text:span><text:span text:style-name="T14">directly</text:span><text:span text:style-name="T16">, instead, it means that the user is allowed to do changes on it</text:span></text:p>
        </text:list-item>
      </text:list>
      <text:p text:style-name="P14"/>
      <text:p text:style-name="P5"><text:span text:style-name="T16">Another important concept is </text:span><text:span text:style-name="T15">privateness</text:span><text:span text:style-name="T16">: </text:span></text:p>
      <text:list xml:id="list1565235157" text:style-name="L26">
        <text:list-item>
          <text:p text:style-name="P52"><text:span text:style-name="T16">if an item is </text:span><text:span text:style-name="T14">private</text:span><text:span text:style-name="T15"> </text:span><text:span text:style-name="T16">it can be seen only by its owner</text:span></text:p>
        </text:list-item>
        <text:list-item>
          <text:p text:style-name="P52"><text:span text:style-name="T16">if an item is </text:span><text:span text:style-name="T14">public</text:span><text:span text:style-name="T16"> it can be seen also by others</text:span></text:p>
        </text:list-item>
      </text:list>
      <text:p text:style-name="P14"/>
      <text:p text:style-name="P7">The application of bookmarks is different between lessons and media elements:</text:p>
      <text:list xml:id="list97002039" text:style-name="L27">
        <text:list-item>
          <text:p text:style-name="P53"><text:span text:style-name="T3">for </text:span><text:span text:style-name="T14">lessons</text:span><text:span text:style-name="T3">, there always exists an </text:span><text:span text:style-name="T18">user owner</text:span><text:span text:style-name="T3">, regardless of the fact they are private or not; consequently, if a lesson belongs to a user he owns it even when he publishes it, and bookmarks are applied only on lessons which are public and do not belong to the user</text:span></text:p>
        </text:list-item>
        <text:list-item>
          <text:p text:style-name="P53"><text:span text:style-name="T3">for </text:span><text:span text:style-name="T14">media elements</text:span><text:span text:style-name="T3">, the user who loaded the element owns it </text:span><text:span text:style-name="T17">only as far as the element is private</text:span><text:span text:style-name="T3">: when an element gets public, they don't have anymore an owner, and even the user who loaded it needs a bookmark to access it; </text:span><text:span text:style-name="T2">a media element gets public when somebody publishes a lesson containing it</text:span><text:span text:style-name="T3">, </text:span><text:span text:style-name="T13">since that moment that particular element can't turn private again even if the lesson is not public anymore</text:span><text:span text:style-name="T3">.</text:span></text:p>
        </text:list-item>
      </text:list>
      <text:p text:style-name="P7"/>
      <text:p text:style-name="P7"/>
      <text:p text:style-name="P7">There are 9 different extractors (each one corresponds to an action, which corresponds to a static method, which may correspond to the same submethod of another extractor):</text:p>
      <text:p text:style-name="P7"/>
      <text:list xml:id="list1117978355" text:style-name="L28">
        <text:list-item>
          <text:p text:style-name="P66"><text:span text:style-name="T8">Suggested Lessons</text:span><text:span text:style-name="T9">: conditions → </text:span><text:span text:style-name="T10">(public = true) </text:span><text:span text:style-name="T16">∧</text:span><text:span text:style-name="T10"> (user_id != mine) </text:span><text:span text:style-name="T11">∧</text:span><text:span text:style-name="T10"> (subject_id corresponds to one of my subjects)</text:span><text:span text:style-name="T9"> → returns Lessons Container with general = true</text:span></text:p>
        </text:list-item>
        <text:list-item>
          <text:p text:style-name="P66"><text:span text:style-name="T8">Suggested Media Elements</text:span><text:span text:style-name="T9">: conditions → </text:span><text:span text:style-name="T10">(public = true) </text:span><text:span text:style-name="T16">∧</text:span><text:span text:style-name="T10"> (user_id != mine) </text:span><text:span text:style-name="T11">∧</text:span><text:span text:style-name="T10"> (user_id corresponds to an user who has subjects in common with me) </text:span><text:span text:style-name="T11">∧</text:span><text:span text:style-name="T10"> (there is no bookmark for my user)</text:span><text:span text:style-name="T9"> → returns Elements Container</text:span></text:p>
        </text:list-item>
        <text:list-item>
          <text:p text:style-name="P66"><text:span text:style-name="T8">Search General Lessons</text:span><text:span text:style-name="T9">: conditions →</text:span><text:span text:style-name="T10"> (input condition) </text:span><text:span text:style-name="T11">∧ </text:span><text:span text:style-name="T10">((public = true) </text:span><text:span text:style-name="T16">∧</text:span><text:span text:style-name="T10"> (user_id != mine))</text:span><text:span text:style-name="T9"> → returns Lessons Container with general = true</text:span></text:p>
        </text:list-item>
        <text:list-item>
          <text:p text:style-name="P66"><text:span text:style-name="T8">Search My Lessons</text:span><text:span text:style-name="T9">: conditions → </text:span><text:span text:style-name="T10">(input condition) </text:span><text:span text:style-name="T11">∧ </text:span><text:span text:style-name="T10">((user_id = mine) </text:span><text:span text:style-name="T16">∨</text:span><text:span text:style-name="T10"> (there exists a bookmark for my user))</text:span><text:span text:style-name="T9"> → returns Lessons Container with general = false</text:span></text:p>
        </text:list-item>
        <text:list-item>
          <text:p text:style-name="P66"><text:span text:style-name="T8">Search All Elements</text:span><text:span text:style-name="T9">: conditions → </text:span><text:span text:style-name="T10">(input condition)</text:span><text:span text:style-name="T9"> </text:span><text:span text:style-name="T11">∧</text:span><text:span text:style-name="T10"> ((public = true)</text:span><text:span text:style-name="T11"> ∨ </text:span><text:span text:style-name="T10">(user_id = mine)) </text:span><text:span text:style-name="T11">→ returns Elements Container</text:span></text:p>
        </text:list-item>
        <text:list-item>
          <text:p text:style-name="P66"><text:span text:style-name="T12">Search General Elements</text:span><text:span text:style-name="T11">: conditions → </text:span><text:span text:style-name="T10">(input condition)</text:span><text:span text:style-name="T11"> ∧</text:span><text:span text:style-name="T10"> ((public = true)</text:span><text:span text:style-name="T11"> ∧ </text:span><text:span text:style-name="T10">(there are no bookmarks for that element for my user)) </text:span><text:span text:style-name="T11">→ returns Elements Container</text:span></text:p>
        </text:list-item>
        <text:list-item>
          <text:p text:style-name="P66"><text:span text:style-name="T12">Search My Elements</text:span><text:span text:style-name="T11">: conditions → </text:span><text:span text:style-name="T10">(input condition)</text:span><text:span text:style-name="T11"> ∧</text:span><text:span text:style-name="T10"> ((there is a bookmark for me) </text:span><text:span text:style-name="T11">∨</text:span><text:span text:style-name="T10"> ((public = false) </text:span><text:span text:style-name="T11">∧</text:span><text:span text:style-name="T10"> (user_id = mine))) </text:span><text:span text:style-name="T11">→ returns Elements Container</text:span></text:p>
        </text:list-item>
        <text:list-item>
          <text:p text:style-name="P66"><text:span text:style-name="T12">My Lessons</text:span><text:span text:style-name="T11">: conditions → </text:span><text:span text:style-name="T10">(user_id = mine)</text:span><text:span text:style-name="T11"> ∧ </text:span><text:span text:style-name="T10">(there is a bookmark)</text:span><text:span text:style-name="T11"> → returns Lessons </text:span><text:span text:style-name="T11">Container with general = false</text:span></text:p>
        </text:list-item>
        <text:list-item>
          <text:p text:style-name="P66"><text:span text:style-name="T12">My Elements</text:span><text:span text:style-name="T11">: conditions → </text:span><text:span text:style-name="T10">((there is a bookmark for me) </text:span><text:span text:style-name="T11">∨</text:span><text:span text:style-name="T10"> ((public = false) </text:span><text:span text:style-name="T11">∧</text:span><text:span text:style-name="T10"> (user_id = mine))) →</text:span><text:span text:style-name="T11"> returns Elements Container</text:span></text:p>
        </text:list-item>
      </text:list>
      <text:p text:style-name="P13"><text:s/></text:p>
      <text:p text:style-name="P10"/>
      <text:p text:style-name="P10"><text:soft-page-break/>Lessons container and visible lesson states</text:p>
      <text:p text:style-name="P7"/>
      <text:p text:style-name="P5"><text:span text:style-name="T3">The </text:span><text:span text:style-name="T2">lesson container</text:span><text:span text:style-name="T3"> is a view which receives as parameters:</text:span></text:p>
      <text:list xml:id="list1992211213" text:style-name="L29">
        <text:list-item>
          <text:p text:style-name="P44">a list of active record objects representing lessons</text:p>
        </text:list-item>
        <text:list-item>
          <text:p text:style-name="P44">a parameter called 'general', which is needed to understand from which point of view I am seeing the lessons (this is necessary because visible states 3 and 4 may overlap on the same lesson, see below)</text:p>
        </text:list-item>
        <text:list-item>
          <text:p text:style-name="P44">the extracting action who called the view</text:p>
        </text:list-item>
      </text:list>
      <text:p text:style-name="P7"/>
      <text:p text:style-name="P5"><text:span text:style-name="T18">The view is organized as follows</text:span><text:span text:style-name="T3">:</text:span></text:p>
      <text:list xml:id="list420933945" text:style-name="L30">
        <text:list-item>
          <text:p text:style-name="P45">there are filters and orders, linked to the same actions who extracted the lessons</text:p>
        </text:list-item>
        <text:list-item>
          <text:p text:style-name="P54"><text:span text:style-name="T3">for each lesson in the set, it is shown the single lesson partial, which receives as parameter the </text:span><text:span text:style-name="T2">visible lesson state</text:span></text:p>
        </text:list-item>
        <text:list-item>
          <text:p text:style-name="P45">on the bottom, pagination</text:p>
        </text:list-item>
      </text:list>
      <text:p text:style-name="P7"/>
      <text:p text:style-name="P5"><text:span text:style-name="T18">Conditions for visible lesson states</text:span><text:span text:style-name="T3">:</text:span></text:p>
      <text:p text:style-name="P5"><text:span text:style-name="T3"><text:s/>→</text:span><text:span text:style-name="T13"> (public = false)</text:span><text:span text:style-name="T3"> </text:span><text:span text:style-name="T16">∧</text:span><text:span text:style-name="T13"> (copied_and_not_modified = false) </text:span><text:span text:style-name="T16">∧</text:span><text:span text:style-name="T13"> (user_id = mine)</text:span><text:span text:style-name="T3"> =&gt; </text:span><text:span text:style-name="T2">State 1</text:span></text:p>
      <text:p text:style-name="P5"><text:span text:style-name="T3"><text:s/>→</text:span><text:span text:style-name="T13"> (public = false)</text:span><text:span text:style-name="T3"> </text:span><text:span text:style-name="T16">∧</text:span><text:span text:style-name="T3"> </text:span><text:span text:style-name="T13">(copied_and_not_modified = true)</text:span><text:span text:style-name="T3"> </text:span><text:span text:style-name="T16">∧</text:span><text:span text:style-name="T13"> (user_id = mine) </text:span><text:span text:style-name="T3">=&gt; </text:span><text:span text:style-name="T2">State 2</text:span></text:p>
      <text:p text:style-name="P5"><text:span text:style-name="T3"><text:s/>→ </text:span><text:span text:style-name="T13">(public = true) </text:span><text:span text:style-name="T16">∧</text:span><text:span text:style-name="T13"> (user_id != mine) </text:span><text:span text:style-name="T16">∧ </text:span><text:span text:style-name="T13">(general = false)</text:span><text:span text:style-name="T3"> =&gt; </text:span><text:span text:style-name="T2">State 3</text:span></text:p>
      <text:p text:style-name="P5"><text:span text:style-name="T3"><text:s/>→ </text:span><text:span text:style-name="T13">(public = true)</text:span><text:span text:style-name="T3"> </text:span><text:span text:style-name="T16">∧</text:span><text:span text:style-name="T3"> </text:span><text:span text:style-name="T13">(user_id != mine)</text:span><text:span text:style-name="T3"> </text:span><text:span text:style-name="T16">∧</text:span><text:span text:style-name="T3"> </text:span><text:span text:style-name="T13">(general = true)</text:span><text:span text:style-name="T3"> =&gt; </text:span><text:span text:style-name="T15">State 4</text:span></text:p>
      <text:p text:style-name="P5"><text:span text:style-name="T3"><text:s/>→ </text:span><text:span text:style-name="T13">(public = true)</text:span><text:span text:style-name="T3"> </text:span><text:span text:style-name="T16">∧ </text:span><text:span text:style-name="T13">(user_id = mine)</text:span><text:span text:style-name="T3"> =&gt; </text:span><text:span text:style-name="T2">State 5</text:span></text:p>
      <text:p text:style-name="P7"/>
      <text:p text:style-name="P9">Buttons you can see in each visible lesson state:</text:p>
      <text:list xml:id="list1135877926" text:style-name="L31">
        <text:list-item>
          <text:p text:style-name="P46">preview + edit + publish (off) + virtual classroom (on/off) + delete</text:p>
        </text:list-item>
        <text:list-item>
          <text:p text:style-name="P46">preview + edit + delete</text:p>
        </text:list-item>
        <text:list-item>
          <text:p text:style-name="P46">preview + virtual classroom (on/off) + link (on) + copy + like (on/off) + report</text:p>
        </text:list-item>
        <text:list-item>
          <text:p text:style-name="P46">preview + like (on/off) + link (on/off) + copy + report</text:p>
        </text:list-item>
        <text:list-item>
          <text:p text:style-name="P46">preview + publish (on) + virtual classroom (on/off) + edit + destroy</text:p>
        </text:list-item>
      </text:list>
      <text:p text:style-name="P7"/>
      <text:p text:style-name="P7">Each button has its own position in the barr, relative to the positions of the other buttons.</text:p>
      <text:p text:style-name="P7"/>
      <text:p text:style-name="P7"/>
      <text:p text:style-name="P9">Actions and consequences of each button for lessons:</text:p>
      <text:list xml:id="list1806188742" text:style-name="L32">
        <text:list-item>
          <text:p text:style-name="P48">preview<text:span text:style-name="T1">: opens a pop up with shadow, which contains the lesson viewer;</text:span></text:p>
        </text:list-item>
        <text:list-item>
          <text:p text:style-name="P48">link<text:span text:style-name="T1">: it's a on/off button; if set to 'off' and clicked it switches to on and creates a bookmark; if set to 'on' and clicked it deletes the lesson from the list, deletes the bookmark and every line of virtual_classroom_lessons</text:span></text:p>
        </text:list-item>
        <text:list-item>
          <text:p text:style-name="P48">edit<text:span text:style-name="T1">: opens the lesson editor; if the lesson is private, nothing more happens; if the lesson is public, at the moment the user wants to leave the editor (which is possible only clicking a special button 'leave') he is asked about the changes he did, and a notification is sent to anybody has the link to the lesson</text:span></text:p>
        </text:list-item>
        <text:list-item>
          <text:p text:style-name="P48">publish<text:span text:style-name="T1">: it is a on/off button; off → on, it switches to on and saves the lesson as public (you have to confirm that you want the lesson and all its elements to be public); on → off, it switches to off, saves the lesson as private without asking confirm and deletes all bookmarks and virtual_classroom_lessons records from anybody else using it;</text:span></text:p>
        </text:list-item>
        <text:list-item>
          <text:p text:style-name="P48">virtual classroom<text:span text:style-name="T1">: it is a on/off button; it just add / removes elements of </text:span><text:span text:style-name="T1">virtual_classroom_lessons</text:span></text:p>
        </text:list-item>
        <text:list-item>
          <text:p text:style-name="P48">delete<text:span text:style-name="T1">: same behavior of 'edit', it must send notifications to who is using this lesson, and then delete all bookmarks and virtual classroom elements (it must also ask for confirmation);</text:span></text:p>
        </text:list-item>
        <text:list-item>
          <text:p text:style-name="P48">like<text:span text:style-name="T1">: on/off button, creates and deletes rows from the table likes;</text:span></text:p>
        </text:list-item>
        <text:list-item>
          <text:p text:style-name="P48"><text:soft-page-break/>copy<text:span text:style-name="T1">: creates a clone of the lesson with all its slides and elements, with user_id = mine, and copied_and_not_modified switched to false</text:span></text:p>
        </text:list-item>
        <text:list-item>
          <text:p text:style-name="P48">report<text:span text:style-name="T1">: opens a form to report the lesson</text:span></text:p>
        </text:list-item>
      </text:list>
      <text:p text:style-name="P7"/>
      <text:p text:style-name="P7"/>
      <text:p text:style-name="P10">Elements container and visible element states</text:p>
      <text:p text:style-name="P7"/>
      <text:p text:style-name="P7">The view is organized in the same way of the lesson container, but it does not have the 'general' parameter, since there is no overlap in visible states.</text:p>
      <text:p text:style-name="P7"/>
      <text:p text:style-name="P5"><text:span text:style-name="T18">Conditions for visible element states</text:span><text:span text:style-name="T3">:</text:span></text:p>
      <text:p text:style-name="P5"><text:span text:style-name="T3"><text:s/>→</text:span><text:span text:style-name="T13"> (user_id != mine)</text:span><text:span text:style-name="T3"> =&gt; </text:span><text:span text:style-name="T2">State 1</text:span></text:p>
      <text:p text:style-name="P5"><text:span text:style-name="T3"><text:s/>→</text:span><text:span text:style-name="T13"> (user_id = mine)</text:span><text:span text:style-name="T3"> </text:span><text:span text:style-name="T16">∧</text:span><text:span text:style-name="T3"> </text:span><text:span text:style-name="T13">(public = true)</text:span><text:span text:style-name="T3"> =&gt; </text:span><text:span text:style-name="T2">State 2</text:span></text:p>
      <text:p text:style-name="P5"><text:span text:style-name="T3"><text:s/>→ </text:span><text:span text:style-name="T13">(user_id = mine) </text:span><text:span text:style-name="T16">∧</text:span><text:span text:style-name="T13"> (public = false)</text:span><text:span text:style-name="T3"> =&gt; </text:span><text:span text:style-name="T2">State 3</text:span></text:p>
      <text:p text:style-name="P14"/>
      <text:p text:style-name="P9">Buttons you can see in each visible lesson state:</text:p>
      <text:list xml:id="list38644814" text:style-name="L33">
        <text:list-item>
          <text:p text:style-name="P47">preview + add + report</text:p>
        </text:list-item>
        <text:list-item>
          <text:p text:style-name="P47">preview + edit + remove</text:p>
        </text:list-item>
        <text:list-item>
          <text:p text:style-name="P47">preview + edit + destroy</text:p>
        </text:list-item>
      </text:list>
      <text:p text:style-name="P14"/>
      <text:p text:style-name="P9">Actions and consequences of each button for lessons:</text:p>
      <text:list xml:id="list882643995" text:continue-list="list1806188742" text:style-name="L32">
        <text:list-item>
          <text:p text:style-name="P48">preview<text:span text:style-name="T1">: opens a pop up with shadow, which contains the lesson viewer;</text:span></text:p>
        </text:list-item>
      </text:list>
      <text:p text:style-name="P7"/>
      <text:p text:style-name="P7"/>
      <text:p text:style-name="P7">[contenitore di elementi: devo avere un parametro che mi restituisce una serie di IDS!!!]</text:p>
      <text:p text:style-name="P7"/>
      <text:p text:style-name="P7"/>
      <text:p text:style-name="P7"/>
      <text:p text:style-name="P7"/>
      <text:p text:style-name="P7"/>
      <text:p text:style-name="P7"/>
      <text:p text:style-name="P8">appunti</text:p>
      <text:p text:style-name="P7"/>
      <text:p text:style-name="P7">controllers: lesson editor + element editor (includono destroy) + lesson extractor + elements extractor + lesson viewer +++ non c'è problema per gli elementi, se includo nel nome un codice speciale dell'allegato</text:p>
      <text:p text:style-name="P7"/>
      <text:p text:style-name="P7">FILTRI +++ cerca quali validazioni dei modelli si applicano alla sicurezza!! e riportale qui controllare che tutte le clausole di bookmark e public vengano applicate nei controllers, dove non sia possibile applicarle nei modelli!!!!!</text:p>
      <text:p text:style-name="P7"/>
      <text:p text:style-name="P7">aggiungi sicuramente un filtro che impedisce di modificare qualsiasi entità in relazione alle lezioni (mettere tutto in un solo controller lesson_editor, deve avere l'id della lezione e deve essere mia, altrimenti niente, idem per gli elementi privati!)</text:p>
      <text:p text:style-name="P7"/>
      <text:p text:style-name="P7"/>
      <text:p text:style-name="P7">al privatizzare una lezione, cancello i likes associati???</text:p>
      <text:p text:style-name="P7"/>
      <text:p text:style-name="P7"/>
      <text:p text:style-name="P7">l'azione di view lesson crea sempre un clone dell'oggetto lezione senza salvarlo nel database prima di proiettarla, così da evitare eventuali cambiamenti o cancellazioni; non c'è alcun rischio per gli elementi contenuti, in quanto se la lezione era pubblica non possono essere stati cancellati</text:p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4 livelli di blocchi: 1) DB, 2) validazioni, 3) controlli nei metodi pubblici, 4) filtri nei controllers</text:p>
      <text:p text:style-name="P7"/>
      <text:p text:style-name="P19"/>
      <text:p text:style-name="P19">FARE LISTA DEI METODI!!!!!!! PER OGNI MODELLO!!!! PER ASSICURARSI DEI BLOCCHI!!! rivedere ogni asserzione di logica che faccio, e controllare che venga messa in pratica in uno di questi livelli!</text:p>
      <text:p text:style-name="P7"/>
      <text:p text:style-name="P7"/>
      <text:p text:style-name="P7">Fai in modo che quando scrivo i metodi di ricerca vari, il codice sia ottimizzato, per ogni serie di condizioni non devono essere ripetute!!!! ci devono essere sottometodi privati</text:p>
      <text:p text:style-name="P7"/>
      <text:p text:style-name="P7">aggiungi paths con filtri per ciascuna lezione in anteprima! E token per chi voglia mostrarla come privata ad altri + nessuna path diretta per vedere gli elementi didattici! Metterci un blocco!</text:p>
      <text:p text:style-name="P7"/>
      <text:p text:style-name="P7">mancano nella demo editor video: rimuovi traccia dalla timeline, aggiungi traccia audio e immagini </text:p>
      <text:p text:style-name="P7"/>
      <text:p text:style-name="P5"><text:span text:style-name="T3">IDEA IMPORTANTISSIMA PER LA PROSSIMA VERSIONE!!! È MOLTO PIÙ SEMPLICE FARE UN BOTTONE DI SALVATAGGIO GLOBALE!!! DI TUTTA LA LEZIONE, E TOGLIERE IL SALVATAGGIO AUTOMATICO! E METTERLO IN UN BOTTONE UNICO DI SALVATAGGIO LEZIONE GLOBALE +++ UNA VARIABILE CHE DETECTA CHE HO SALVATO O NO!!!!!! COSÌ NULLA SI PERDE E CMQ TUTTO FUNZIONA COME </text:span><text:span text:style-name="T3">NORMALE! </text:span></text:p>
      <text:p text:style-name="P7"/>
      <text:p text:style-name="P7">editor video # MANCA ERRORE SE È TROPPO LUNGO, METTI COSTANTE MAX LUNGHEZZA, E SE UNO DEGLI ELEMENTI MANCA NEL DB! </text:p>
      <text:p text:style-name="P7"/>
      <text:p text:style-name="P7">resta in sospeso la decisione sul fatto dello scale editor video, studia manuale avconv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gan Spa</meta:initial-creator>
    <meta:creation-date>2012-09-25T09:33:06</meta:creation-date>
    <dc:date>2012-09-25T18:20:38</dc:date>
    <dc:creator>Morgan Spa</dc:creator>
    <meta:editing-duration>PT6H7M8S</meta:editing-duration>
    <meta:editing-cycles>131</meta:editing-cycles>
    <meta:generator>LibreOffice/3.5$Linux_X86_64 LibreOffice_project/350m1$Build-2</meta:generator>
    <meta:document-statistic meta:table-count="0" meta:image-count="0" meta:object-count="0" meta:page-count="10" meta:paragraph-count="250" meta:word-count="3629" meta:character-count="19750" meta:non-whitespace-character-count="18226"/>
  </office:meta>
</office:document-meta>
</file>